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4" calcext:value-type="float">
            <text:p><text:s text:c="3"/>142,734</text:p>
          </table:table-cell>
          <table:table-cell table:style-name="ce34" office:value-type="float" office:value="8734477" calcext:value-type="float">
            <text:p><text:s text:c="3"/>8,734,477</text:p>
          </table:table-cell>
          <table:table-cell table:style-name="ce34" office:value-type="float" office:value="23588932" calcext:value-type="float">
            <text:p><text:s text:c="3"/>23,588,932</text:p>
          </table:table-cell>
          <table:table-cell table:style-name="ce34" office:value-type="float" office:value="11712913" calcext:value-type="float">
            <text:p><text:s text:c="3"/>11,712,913</text:p>
          </table:table-cell>
          <table:table-cell table:style-name="ce34" office:value-type="float" office:value="11876019" calcext:value-type="float">
            <text:p><text:s text:c="3"/>11,876,019</text:p>
          </table:table-cell>
          <table:table-cell table:style-name="ce55" office:value-type="float" office:value="98.63" calcext:value-type="float">
            <text:p>98.63</text:p>
          </table:table-cell>
          <table:table-cell table:style-name="ce55" office:value-type="float" office:value="651.68" calcext:value-type="float">
            <text:p>651.68</text:p>
          </table:table-cell>
          <table:table-cell table:style-name="ce70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4" calcext:value-type="float">
            <text:p><text:s text:c="3"/>142,734</text:p>
          </table:table-cell>
          <table:table-cell table:style-name="ce35" office:value-type="float" office:value="8734477" calcext:value-type="float">
            <text:p><text:s text:c="3"/>8,734,477</text:p>
          </table:table-cell>
          <table:table-cell table:style-name="ce35" office:value-type="float" office:value="23588932" calcext:value-type="float">
            <text:p><text:s text:c="3"/>23,588,932</text:p>
          </table:table-cell>
          <table:table-cell table:style-name="ce35" office:value-type="float" office:value="11712913" calcext:value-type="float">
            <text:p><text:s text:c="3"/>11,712,913</text:p>
          </table:table-cell>
          <table:table-cell table:style-name="ce35" office:value-type="float" office:value="11876019" calcext:value-type="float">
            <text:p><text:s text:c="3"/>11,876,019</text:p>
          </table:table-cell>
          <table:table-cell table:style-name="ce56" office:value-type="float" office:value="98.63" calcext:value-type="float">
            <text:p>98.63</text:p>
          </table:table-cell>
          <table:table-cell table:style-name="ce56" office:value-type="float" office:value="651.68" calcext:value-type="float">
            <text:p>651.68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8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1" calcext:value-type="float">
            <text:p><text:s text:c="3"/>142,741</text:p>
          </table:table-cell>
          <table:table-cell table:style-name="ce35" office:value-type="float" office:value="8740977" calcext:value-type="float">
            <text:p><text:s text:c="3"/>8,740,977</text:p>
          </table:table-cell>
          <table:table-cell table:style-name="ce35" office:value-type="float" office:value="23590744" calcext:value-type="float">
            <text:p><text:s text:c="3"/>23,590,744</text:p>
          </table:table-cell>
          <table:table-cell table:style-name="ce35" office:value-type="float" office:value="11712236" calcext:value-type="float">
            <text:p><text:s text:c="3"/>11,712,236</text:p>
          </table:table-cell>
          <table:table-cell table:style-name="ce35" office:value-type="float" office:value="11878508" calcext:value-type="float">
            <text:p><text:s text:c="3"/>11,878,508</text:p>
          </table:table-cell>
          <table:table-cell table:style-name="ce56" office:value-type="float" office:value="98.6" calcext:value-type="float">
            <text:p>98.60</text:p>
          </table:table-cell>
          <table:table-cell table:style-name="ce56" office:value-type="float" office:value="651.73" calcext:value-type="float">
            <text:p>651.73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46680" calcext:value-type="float">
            <text:p><text:s text:c="3"/>8,746,680</text:p>
          </table:table-cell>
          <table:table-cell table:style-name="ce35" office:value-type="float" office:value="23590004" calcext:value-type="float">
            <text:p><text:s text:c="3"/>23,590,004</text:p>
          </table:table-cell>
          <table:table-cell table:style-name="ce35" office:value-type="float" office:value="11710952" calcext:value-type="float">
            <text:p><text:s text:c="3"/>11,710,952</text:p>
          </table:table-cell>
          <table:table-cell table:style-name="ce35" office:value-type="float" office:value="11879052" calcext:value-type="float">
            <text:p><text:s text:c="3"/>11,879,052</text:p>
          </table:table-cell>
          <table:table-cell table:style-name="ce56" office:value-type="float" office:value="98.58" calcext:value-type="float">
            <text:p>98.58</text:p>
          </table:table-cell>
          <table:table-cell table:style-name="ce56" office:value-type="float" office:value="651.71" calcext:value-type="float">
            <text:p>651.71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45" calcext:value-type="float">
            <text:p><text:s text:c="3"/>142,745</text:p>
          </table:table-cell>
          <table:table-cell table:style-name="ce35" office:value-type="float" office:value="8754384" calcext:value-type="float">
            <text:p><text:s text:c="3"/>8,754,384</text:p>
          </table:table-cell>
          <table:table-cell table:style-name="ce35" office:value-type="float" office:value="23589192" calcext:value-type="float">
            <text:p><text:s text:c="3"/>23,589,192</text:p>
          </table:table-cell>
          <table:table-cell table:style-name="ce35" office:value-type="float" office:value="11709344" calcext:value-type="float">
            <text:p><text:s text:c="3"/>11,709,344</text:p>
          </table:table-cell>
          <table:table-cell table:style-name="ce35" office:value-type="float" office:value="11879848" calcext:value-type="float">
            <text:p><text:s text:c="3"/>11,879,848</text:p>
          </table:table-cell>
          <table:table-cell table:style-name="ce56" office:value-type="float" office:value="98.56" calcext:value-type="float">
            <text:p>98.56</text:p>
          </table:table-cell>
          <table:table-cell table:style-name="ce56" office:value-type="float" office:value="651.69" calcext:value-type="float">
            <text:p>651.69</text:p>
          </table:table-cell>
          <table:table-cell table:style-name="ce71" office:value-type="float" office:value="2.69" calcext:value-type="float">
            <text:p>2.69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9]-[.B26])/[.B26]*100);0;([.B39]-[.B26])/[.B26]*100)" office:value-type="float" office:value="0" calcext:value-type="float">
            <text:p>－</text:p>
          </table:table-cell>
          <table:table-cell table:style-name="ce22" table:formula="of:=IF(ISERROR(([.C39]-[.C26])/[.C26]*100);0;([.C39]-[.C26])/[.C26]*100)" office:value-type="float" office:value="0" calcext:value-type="float">
            <text:p>－</text:p>
          </table:table-cell>
          <table:table-cell table:style-name="ce22" table:formula="of:=IF(ISERROR(([.D39]-[.D26])/[.D26]*100);0;([.D39]-[.D26])/[.D26]*100)" office:value-type="float" office:value="-0.919305413687436" calcext:value-type="float">
            <text:p><text:s text:c="3"/>－0.92</text:p>
          </table:table-cell>
          <table:table-cell table:style-name="ce40" table:formula="of:=IF(ISERROR(([.E39]-[.E26])/[.E26]*100);0;([.E39]-[.E26])/[.E26]*100)" office:value-type="float" office:value="-0.872904542992458" calcext:value-type="float">
            <text:p>－ <text:s text:c="2"/>0.87</text:p>
          </table:table-cell>
          <table:table-cell table:style-name="ce22" table:formula="of:=IF(ISERROR(([.F39]-[.F26])/[.F26]*100);0;([.F39]-[.F26])/[.F26]*100)" office:value-type="float" office:value="1.0372658119155" calcext:value-type="float">
            <text:p>1.04</text:p>
          </table:table-cell>
          <table:table-cell table:style-name="ce22" table:formula="of:=IF(ISERROR(([.G39]-[.G26])/[.G26]*100);0;([.G39]-[.G26])/[.G26]*100)" office:value-type="float" office:value="0.0729764436519785" calcext:value-type="float">
            <text:p>0.07</text:p>
          </table:table-cell>
          <table:table-cell table:style-name="ce22" table:formula="of:=IF(ISERROR(([.H39]-[.H26])/[.H26]*100);0;([.H39]-[.H26])/[.H26]*100)" office:value-type="float" office:value="-0.0553098100483585" calcext:value-type="float">
            <text:p><text:s text:c="3"/>－0.06</text:p>
          </table:table-cell>
          <table:table-cell table:style-name="ce22" table:formula="of:=IF(ISERROR(([.I39]-[.I26])/[.I26]*100);0;([.I39]-[.I26])/[.I26]*100)" office:value-type="float" office:value="0.199744166874857" calcext:value-type="float">
            <text:p>0.20</text:p>
          </table:table-cell>
          <table:table-cell table:style-name="ce40" table:formula="of:=IF(ISERROR(([.J39]-[.J26])/[.J26]*100);0;([.J39]-[.J26])/[.J26]*100)" office:value-type="float" office:value="-0.263104634689325" calcext:value-type="float">
            <text:p>－ <text:s text:c="2"/>0.26</text:p>
          </table:table-cell>
          <table:table-cell table:style-name="ce22" table:formula="of:=IF(ISERROR(([.K39]-[.K26])/[.K26]*100);0;([.K39]-[.K26])/[.K26]*100)" office:value-type="float" office:value="0.0737089418160068" calcext:value-type="float">
            <text:p>0.07</text:p>
          </table:table-cell>
          <table:table-cell table:style-name="ce72" table:formula="of:=IF(ISERROR(([.L39]-[.L26])/[.L26]*100);0;([.L39]-[.L26])/[.L26]*100)" office:value-type="float" office:value="-1.1029411764706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9]-[.B38])/[.B38]*100);0;([.B39]-[.B38])/[.B38]*100)" office:value-type="float" office:value="0" calcext:value-type="float">
            <text:p>－</text:p>
          </table:table-cell>
          <table:table-cell table:style-name="ce23" table:formula="of:=IF(ISERROR(([.C39]-[.C38])/[.C38]*100);0;([.C39]-[.C38])/[.C38]*100)" office:value-type="float" office:value="0" calcext:value-type="float">
            <text:p>－</text:p>
          </table:table-cell>
          <table:table-cell table:style-name="ce23" table:formula="of:=IF(ISERROR(([.D39]-[.D38])/[.D38]*100);0;([.D39]-[.D38])/[.D38]*100)" office:value-type="float" office:value="0" calcext:value-type="float">
            <text:p>－</text:p>
          </table:table-cell>
          <table:table-cell table:style-name="ce41" table:formula="of:=IF(ISERROR(([.E39]-[.E38])/[.E38]*100);0;([.E39]-[.E38])/[.E38]*100)" office:value-type="float" office:value="0" calcext:value-type="float">
            <text:p>－</text:p>
          </table:table-cell>
          <table:table-cell table:style-name="ce23" table:formula="of:=IF(ISERROR(([.F39]-[.F38])/[.F38]*100);0;([.F39]-[.F38])/[.F38]*100)" office:value-type="float" office:value="0.0880791340257103" calcext:value-type="float">
            <text:p>0.09</text:p>
          </table:table-cell>
          <table:table-cell table:style-name="ce46" table:formula="of:=IF(ISERROR(([.G39]-[.G38])/[.G38]*100);0;([.G39]-[.G38])/[.G38]*100)" office:value-type="float" office:value="-0.00344213591485614" calcext:value-type="float">
            <text:p>－ <text:s text:c="2"/>0.00</text:p>
          </table:table-cell>
          <table:table-cell table:style-name="ce48" table:formula="of:=IF(ISERROR(([.H39]-[.H38])/[.H38]*100);0;([.H39]-[.H38])/[.H38]*100)" office:value-type="float" office:value="-0.0137307368350583" calcext:value-type="float">
            <text:p><text:s text:c="3"/>－0.01</text:p>
          </table:table-cell>
          <table:table-cell table:style-name="ce23" table:formula="of:=IF(ISERROR(([.I39]-[.I38])/[.I38]*100);0;([.I39]-[.I38])/[.I38]*100)" office:value-type="float" office:value="0.00670087141633861" calcext:value-type="float">
            <text:p>0.01</text:p>
          </table:table-cell>
          <table:table-cell table:style-name="ce57" table:formula="of:=IF(ISERROR(([.J39]-[.J38])/[.J38]*100);0;([.J39]-[.J38])/[.J38]*100)" office:value-type="float" office:value="-0.0202880908906432" calcext:value-type="float">
            <text:p>－ <text:s text:c="2"/>0.02</text:p>
          </table:table-cell>
          <table:table-cell table:style-name="ce23" table:formula="of:=IF(ISERROR(([.K39]-[.K38])/[.K38]*100);0;([.K39]-[.K38])/[.K38]*100)" office:value-type="float" office:value="-0.00306884964170901" calcext:value-type="float">
            <text:p><text:s text:c="3"/>－0.00</text:p>
          </table:table-cell>
          <table:table-cell table:style-name="ce73" table:formula="of:=IF(ISERROR(([.L39]-[.L38])/[.L38]*100);0;([.L39]-[.L38])/[.L38]*100)" office:value-type="float" office:value="-0.370370370370379" calcext:value-type="float">
            <text:p><text:s text:c="3"/>－0.37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4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8 年 3 月 底" calcext:value-type="string">
            <text:p><text:s text:c="5"/>中 華 民 國 108 年 3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45" calcext:value-type="float">
            <text:p><text:s text:c="3"/>142,745</text:p>
          </table:table-cell>
          <table:table-cell table:style-name="ce34" office:value-type="float" office:value="8754384" calcext:value-type="float">
            <text:p><text:s text:c="3"/>8,754,384</text:p>
          </table:table-cell>
          <table:table-cell table:style-name="ce34" office:value-type="float" office:value="23589192" calcext:value-type="float">
            <text:p><text:s text:c="3"/>23,589,192</text:p>
          </table:table-cell>
          <table:table-cell table:style-name="ce34" office:value-type="float" office:value="11709344" calcext:value-type="float">
            <text:p><text:s text:c="3"/>11,709,344</text:p>
          </table:table-cell>
          <table:table-cell table:style-name="ce34" office:value-type="float" office:value="11879848" calcext:value-type="float">
            <text:p><text:s text:c="3"/>11,879,848</text:p>
          </table:table-cell>
          <table:table-cell table:style-name="ce55" office:value-type="float" office:value="98.56" calcext:value-type="float">
            <text:p>98.56</text:p>
          </table:table-cell>
          <table:table-cell table:style-name="ce55" office:value-type="float" office:value="651.69" calcext:value-type="float">
            <text:p>651.69</text:p>
          </table:table-cell>
          <table:table-cell table:style-name="ce70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61" calcext:value-type="float">
            <text:p><text:s text:c="3"/>22,161</text:p>
          </table:table-cell>
          <table:table-cell table:style-name="ce34" office:value-type="float" office:value="1566124" calcext:value-type="float">
            <text:p><text:s text:c="3"/>1,566,124</text:p>
          </table:table-cell>
          <table:table-cell table:style-name="ce34" office:value-type="float" office:value="3998883" calcext:value-type="float">
            <text:p><text:s text:c="3"/>3,998,883</text:p>
          </table:table-cell>
          <table:table-cell table:style-name="ce34" office:value-type="float" office:value="1955860" calcext:value-type="float">
            <text:p><text:s text:c="3"/>1,955,860</text:p>
          </table:table-cell>
          <table:table-cell table:style-name="ce34" office:value-type="float" office:value="2043023" calcext:value-type="float">
            <text:p><text:s text:c="3"/>2,043,023</text:p>
          </table:table-cell>
          <table:table-cell table:style-name="ce55" office:value-type="float" office:value="95.73" calcext:value-type="float">
            <text:p>95.73</text:p>
          </table:table-cell>
          <table:table-cell table:style-name="ce55" office:value-type="float" office:value="1948.24" calcext:value-type="float">
            <text:p>1,948.24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9" calcext:value-type="float">
            <text:p><text:s text:c="3"/>9,569</text:p>
          </table:table-cell>
          <table:table-cell table:style-name="ce34" office:value-type="float" office:value="1057137" calcext:value-type="float">
            <text:p><text:s text:c="3"/>1,057,137</text:p>
          </table:table-cell>
          <table:table-cell table:style-name="ce34" office:value-type="float" office:value="2663425" calcext:value-type="float">
            <text:p><text:s text:c="3"/>2,663,425</text:p>
          </table:table-cell>
          <table:table-cell table:style-name="ce34" office:value-type="float" office:value="1270279" calcext:value-type="float">
            <text:p><text:s text:c="3"/>1,270,279</text:p>
          </table:table-cell>
          <table:table-cell table:style-name="ce34" office:value-type="float" office:value="1393146" calcext:value-type="float">
            <text:p><text:s text:c="3"/>1,393,146</text:p>
          </table:table-cell>
          <table:table-cell table:style-name="ce55" office:value-type="float" office:value="91.18" calcext:value-type="float">
            <text:p>91.18</text:p>
          </table:table-cell>
          <table:table-cell table:style-name="ce55" office:value-type="float" office:value="9799.22" calcext:value-type="float">
            <text:p>9,799.22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811710" calcext:value-type="float">
            <text:p><text:s text:c="3"/>811,710</text:p>
          </table:table-cell>
          <table:table-cell table:style-name="ce34" office:value-type="float" office:value="2228118" calcext:value-type="float">
            <text:p><text:s text:c="3"/>2,228,118</text:p>
          </table:table-cell>
          <table:table-cell table:style-name="ce34" office:value-type="float" office:value="1107192" calcext:value-type="float">
            <text:p><text:s text:c="3"/>1,107,192</text:p>
          </table:table-cell>
          <table:table-cell table:style-name="ce34" office:value-type="float" office:value="1120926" calcext:value-type="float">
            <text:p><text:s text:c="3"/>1,120,926</text:p>
          </table:table-cell>
          <table:table-cell table:style-name="ce55" office:value-type="float" office:value="98.77" calcext:value-type="float">
            <text:p>98.77</text:p>
          </table:table-cell>
          <table:table-cell table:style-name="ce55" office:value-type="float" office:value="1824.9" calcext:value-type="float">
            <text:p>1,824.90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6188" calcext:value-type="float">
            <text:p><text:s text:c="3"/>976,188</text:p>
          </table:table-cell>
          <table:table-cell table:style-name="ce34" office:value-type="float" office:value="2808219" calcext:value-type="float">
            <text:p><text:s text:c="3"/>2,808,219</text:p>
          </table:table-cell>
          <table:table-cell table:style-name="ce34" office:value-type="float" office:value="1381811" calcext:value-type="float">
            <text:p><text:s text:c="3"/>1,381,811</text:p>
          </table:table-cell>
          <table:table-cell table:style-name="ce34" office:value-type="float" office:value="1426408" calcext:value-type="float">
            <text:p><text:s text:c="3"/>1,426,408</text:p>
          </table:table-cell>
          <table:table-cell table:style-name="ce55" office:value-type="float" office:value="96.87" calcext:value-type="float">
            <text:p>96.87</text:p>
          </table:table-cell>
          <table:table-cell table:style-name="ce55" office:value-type="float" office:value="1267.88" calcext:value-type="float">
            <text:p>1,267.88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2" calcext:value-type="float">
            <text:p><text:s text:c="3"/>9,652</text:p>
          </table:table-cell>
          <table:table-cell table:style-name="ce34" office:value-type="float" office:value="690633" calcext:value-type="float">
            <text:p><text:s text:c="3"/>690,633</text:p>
          </table:table-cell>
          <table:table-cell table:style-name="ce34" office:value-type="float" office:value="1883356" calcext:value-type="float">
            <text:p><text:s text:c="3"/>1,883,356</text:p>
          </table:table-cell>
          <table:table-cell table:style-name="ce34" office:value-type="float" office:value="939536" calcext:value-type="float">
            <text:p><text:s text:c="3"/>939,536</text:p>
          </table:table-cell>
          <table:table-cell table:style-name="ce34" office:value-type="float" office:value="943820" calcext:value-type="float">
            <text:p><text:s text:c="3"/>943,820</text:p>
          </table:table-cell>
          <table:table-cell table:style-name="ce55" office:value-type="float" office:value="99.55" calcext:value-type="float">
            <text:p>99.55</text:p>
          </table:table-cell>
          <table:table-cell table:style-name="ce55" office:value-type="float" office:value="859.33" calcext:value-type="float">
            <text:p>859.33</text:p>
          </table:table-cell>
          <table:table-cell table:style-name="ce70" office:value-type="float" office:value="2.73" calcext:value-type="float">
            <text:p>2.7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102005" calcext:value-type="float">
            <text:p><text:s text:c="3"/>1,102,005</text:p>
          </table:table-cell>
          <table:table-cell table:style-name="ce34" office:value-type="float" office:value="2773271" calcext:value-type="float">
            <text:p><text:s text:c="3"/>2,773,271</text:p>
          </table:table-cell>
          <table:table-cell table:style-name="ce34" office:value-type="float" office:value="1371330" calcext:value-type="float">
            <text:p><text:s text:c="3"/>1,371,330</text:p>
          </table:table-cell>
          <table:table-cell table:style-name="ce34" office:value-type="float" office:value="1401941" calcext:value-type="float">
            <text:p><text:s text:c="3"/>1,401,941</text:p>
          </table:table-cell>
          <table:table-cell table:style-name="ce55" office:value-type="float" office:value="97.82" calcext:value-type="float">
            <text:p>97.82</text:p>
          </table:table-cell>
          <table:table-cell table:style-name="ce55" office:value-type="float" office:value="939.5" calcext:value-type="float">
            <text:p>939.50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15" calcext:value-type="float">
            <text:p><text:s text:c="3"/>58,815</text:p>
          </table:table-cell>
          <table:table-cell table:style-name="ce34" office:value-type="float" office:value="2506701" calcext:value-type="float">
            <text:p><text:s text:c="3"/>2,506,701</text:p>
          </table:table-cell>
          <table:table-cell table:style-name="ce34" office:value-type="float" office:value="7081480" calcext:value-type="float">
            <text:p><text:s text:c="3"/>7,081,480</text:p>
          </table:table-cell>
          <table:table-cell table:style-name="ce34" office:value-type="float" office:value="3606323" calcext:value-type="float">
            <text:p><text:s text:c="3"/>3,606,323</text:p>
          </table:table-cell>
          <table:table-cell table:style-name="ce34" office:value-type="float" office:value="3475157" calcext:value-type="float">
            <text:p><text:s text:c="3"/>3,475,157</text:p>
          </table:table-cell>
          <table:table-cell table:style-name="ce55" office:value-type="float" office:value="103.77" calcext:value-type="float">
            <text:p>103.77</text:p>
          </table:table-cell>
          <table:table-cell table:style-name="ce55" office:value-type="float" office:value="282.02" calcext:value-type="float">
            <text:p>282.02</text:p>
          </table:table-cell>
          <table:table-cell table:style-name="ce70" office:value-type="float" office:value="2.83" calcext:value-type="float">
            <text:p>2.8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707" calcext:value-type="float">
            <text:p><text:s text:c="3"/>169,707</text:p>
          </table:table-cell>
          <table:table-cell table:style-name="ce35" office:value-type="float" office:value="454770" calcext:value-type="float">
            <text:p><text:s text:c="3"/>454,770</text:p>
          </table:table-cell>
          <table:table-cell table:style-name="ce35" office:value-type="float" office:value="229735" calcext:value-type="float">
            <text:p><text:s text:c="3"/>229,735</text:p>
          </table:table-cell>
          <table:table-cell table:style-name="ce35" office:value-type="float" office:value="225035" calcext:value-type="float">
            <text:p><text:s text:c="3"/>225,035</text:p>
          </table:table-cell>
          <table:table-cell table:style-name="ce56" office:value-type="float" office:value="102.09" calcext:value-type="float">
            <text:p>102.09</text:p>
          </table:table-cell>
          <table:table-cell table:style-name="ce56" office:value-type="float" office:value="212.15" calcext:value-type="float">
            <text:p>212.15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6263" calcext:value-type="float">
            <text:p><text:s text:c="3"/>196,263</text:p>
          </table:table-cell>
          <table:table-cell table:style-name="ce35" office:value-type="float" office:value="558020" calcext:value-type="float">
            <text:p><text:s text:c="3"/>558,020</text:p>
          </table:table-cell>
          <table:table-cell table:style-name="ce35" office:value-type="float" office:value="284886" calcext:value-type="float">
            <text:p><text:s text:c="3"/>284,886</text:p>
          </table:table-cell>
          <table:table-cell table:style-name="ce35" office:value-type="float" office:value="273134" calcext:value-type="float">
            <text:p><text:s text:c="3"/>273,134</text:p>
          </table:table-cell>
          <table:table-cell table:style-name="ce56" office:value-type="float" office:value="104.3" calcext:value-type="float">
            <text:p>104.30</text:p>
          </table:table-cell>
          <table:table-cell table:style-name="ce56" office:value-type="float" office:value="390.9" calcext:value-type="float">
            <text:p>390.90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79" calcext:value-type="float">
            <text:p><text:s text:c="3"/>4,679</text:p>
          </table:table-cell>
          <table:table-cell table:style-name="ce35" office:value-type="float" office:value="189622" calcext:value-type="float">
            <text:p><text:s text:c="3"/>189,622</text:p>
          </table:table-cell>
          <table:table-cell table:style-name="ce35" office:value-type="float" office:value="547692" calcext:value-type="float">
            <text:p><text:s text:c="3"/>547,692</text:p>
          </table:table-cell>
          <table:table-cell table:style-name="ce35" office:value-type="float" office:value="282591" calcext:value-type="float">
            <text:p><text:s text:c="3"/>282,591</text:p>
          </table:table-cell>
          <table:table-cell table:style-name="ce35" office:value-type="float" office:value="265101" calcext:value-type="float">
            <text:p><text:s text:c="3"/>265,101</text:p>
          </table:table-cell>
          <table:table-cell table:style-name="ce56" office:value-type="float" office:value="106.6" calcext:value-type="float">
            <text:p>106.60</text:p>
          </table:table-cell>
          <table:table-cell table:style-name="ce56" office:value-type="float" office:value="300.88" calcext:value-type="float">
            <text:p>300.88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7" calcext:value-type="float">
            <text:p><text:s text:c="3"/>9,167</text:p>
          </table:table-cell>
          <table:table-cell table:style-name="ce35" office:value-type="float" office:value="390177" calcext:value-type="float">
            <text:p><text:s text:c="3"/>390,177</text:p>
          </table:table-cell>
          <table:table-cell table:style-name="ce35" office:value-type="float" office:value="1276289" calcext:value-type="float">
            <text:p><text:s text:c="3"/>1,276,289</text:p>
          </table:table-cell>
          <table:table-cell table:style-name="ce35" office:value-type="float" office:value="649791" calcext:value-type="float">
            <text:p><text:s text:c="3"/>649,791</text:p>
          </table:table-cell>
          <table:table-cell table:style-name="ce35" office:value-type="float" office:value="626498" calcext:value-type="float">
            <text:p><text:s text:c="3"/>626,498</text:p>
          </table:table-cell>
          <table:table-cell table:style-name="ce56" office:value-type="float" office:value="103.72" calcext:value-type="float">
            <text:p>103.72</text:p>
          </table:table-cell>
          <table:table-cell table:style-name="ce56" office:value-type="float" office:value="1187.91" calcext:value-type="float">
            <text:p>1,187.91</text:p>
          </table:table-cell>
          <table:table-cell table:style-name="ce71" office:value-type="float" office:value="3.27" calcext:value-type="float">
            <text:p>3.2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367" calcext:value-type="float">
            <text:p><text:s text:c="3"/>178,367</text:p>
          </table:table-cell>
          <table:table-cell table:style-name="ce35" office:value-type="float" office:value="496167" calcext:value-type="float">
            <text:p><text:s text:c="3"/>496,167</text:p>
          </table:table-cell>
          <table:table-cell table:style-name="ce35" office:value-type="float" office:value="254046" calcext:value-type="float">
            <text:p><text:s text:c="3"/>254,046</text:p>
          </table:table-cell>
          <table:table-cell table:style-name="ce35" office:value-type="float" office:value="242121" calcext:value-type="float">
            <text:p><text:s text:c="3"/>242,121</text:p>
          </table:table-cell>
          <table:table-cell table:style-name="ce56" office:value-type="float" office:value="104.93" calcext:value-type="float">
            <text:p>104.93</text:p>
          </table:table-cell>
          <table:table-cell table:style-name="ce56" office:value-type="float" office:value="120.83" calcext:value-type="float">
            <text:p>120.83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064" calcext:value-type="float">
            <text:p><text:s text:c="3"/>241,064</text:p>
          </table:table-cell>
          <table:table-cell table:style-name="ce35" office:value-type="float" office:value="684241" calcext:value-type="float">
            <text:p><text:s text:c="3"/>684,241</text:p>
          </table:table-cell>
          <table:table-cell table:style-name="ce35" office:value-type="float" office:value="354632" calcext:value-type="float">
            <text:p><text:s text:c="3"/>354,632</text:p>
          </table:table-cell>
          <table:table-cell table:style-name="ce35" office:value-type="float" office:value="329609" calcext:value-type="float">
            <text:p><text:s text:c="3"/>329,609</text:p>
          </table:table-cell>
          <table:table-cell table:style-name="ce56" office:value-type="float" office:value="107.59" calcext:value-type="float">
            <text:p>107.59</text:p>
          </table:table-cell>
          <table:table-cell table:style-name="ce56" office:value-type="float" office:value="530.08" calcext:value-type="float">
            <text:p>530.08</text:p>
          </table:table-cell>
          <table:table-cell table:style-name="ce71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245" calcext:value-type="float">
            <text:p><text:s text:c="3"/>183,245</text:p>
          </table:table-cell>
          <table:table-cell table:style-name="ce35" office:value-type="float" office:value="505785" calcext:value-type="float">
            <text:p><text:s text:c="3"/>505,785</text:p>
          </table:table-cell>
          <table:table-cell table:style-name="ce35" office:value-type="float" office:value="262711" calcext:value-type="float">
            <text:p><text:s text:c="3"/>262,711</text:p>
          </table:table-cell>
          <table:table-cell table:style-name="ce35" office:value-type="float" office:value="243074" calcext:value-type="float">
            <text:p><text:s text:c="3"/>243,074</text:p>
          </table:table-cell>
          <table:table-cell table:style-name="ce56" office:value-type="float" office:value="108.08" calcext:value-type="float">
            <text:p>108.08</text:p>
          </table:table-cell>
          <table:table-cell table:style-name="ce56" office:value-type="float" office:value="265.69" calcext:value-type="float">
            <text:p>265.69</text:p>
          </table:table-cell>
          <table:table-cell table:style-name="ce71" office:value-type="float" office:value="2.76" calcext:value-type="float">
            <text:p>2.7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88" calcext:value-type="float">
            <text:p><text:s text:c="3"/>7,388</text:p>
          </table:table-cell>
          <table:table-cell table:style-name="ce35" office:value-type="float" office:value="288169" calcext:value-type="float">
            <text:p><text:s text:c="3"/>288,169</text:p>
          </table:table-cell>
          <table:table-cell table:style-name="ce35" office:value-type="float" office:value="823256" calcext:value-type="float">
            <text:p><text:s text:c="3"/>823,256</text:p>
          </table:table-cell>
          <table:table-cell table:style-name="ce35" office:value-type="float" office:value="420292" calcext:value-type="float">
            <text:p><text:s text:c="3"/>420,292</text:p>
          </table:table-cell>
          <table:table-cell table:style-name="ce35" office:value-type="float" office:value="402964" calcext:value-type="float">
            <text:p><text:s text:c="3"/>402,964</text:p>
          </table:table-cell>
          <table:table-cell table:style-name="ce56" office:value-type="float" office:value="104.3" calcext:value-type="float">
            <text:p>104.30</text:p>
          </table:table-cell>
          <table:table-cell table:style-name="ce56" office:value-type="float" office:value="296.6" calcext:value-type="float">
            <text:p>296.60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3" calcext:value-type="float">
            <text:p><text:s text:c="3"/>2,683</text:p>
          </table:table-cell>
          <table:table-cell table:style-name="ce35" office:value-type="float" office:value="83039" calcext:value-type="float">
            <text:p><text:s text:c="3"/>83,039</text:p>
          </table:table-cell>
          <table:table-cell table:style-name="ce35" office:value-type="float" office:value="218256" calcext:value-type="float">
            <text:p><text:s text:c="3"/>218,256</text:p>
          </table:table-cell>
          <table:table-cell table:style-name="ce35" office:value-type="float" office:value="112448" calcext:value-type="float">
            <text:p><text:s text:c="3"/>112,448</text:p>
          </table:table-cell>
          <table:table-cell table:style-name="ce35" office:value-type="float" office:value="105808" calcext:value-type="float">
            <text:p><text:s text:c="3"/>105,808</text:p>
          </table:table-cell>
          <table:table-cell table:style-name="ce56" office:value-type="float" office:value="106.28" calcext:value-type="float">
            <text:p>106.28</text:p>
          </table:table-cell>
          <table:table-cell table:style-name="ce56" office:value-type="float" office:value="62.09" calcext:value-type="float">
            <text:p>62.09</text:p>
          </table:table-cell>
          <table:table-cell table:style-name="ce71" office:value-type="float" office:value="2.63" calcext:value-type="float">
            <text:p>2.6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7" calcext:value-type="float">
            <text:p><text:s text:c="3"/>3,577</text:p>
          </table:table-cell>
          <table:table-cell table:style-name="ce35" office:value-type="float" office:value="126224" calcext:value-type="float">
            <text:p><text:s text:c="3"/>126,224</text:p>
          </table:table-cell>
          <table:table-cell table:style-name="ce35" office:value-type="float" office:value="327513" calcext:value-type="float">
            <text:p><text:s text:c="3"/>327,513</text:p>
          </table:table-cell>
          <table:table-cell table:style-name="ce35" office:value-type="float" office:value="165931" calcext:value-type="float">
            <text:p><text:s text:c="3"/>165,931</text:p>
          </table:table-cell>
          <table:table-cell table:style-name="ce35" office:value-type="float" office:value="161582" calcext:value-type="float">
            <text:p><text:s text:c="3"/>161,582</text:p>
          </table:table-cell>
          <table:table-cell table:style-name="ce56" office:value-type="float" office:value="102.69" calcext:value-type="float">
            <text:p>102.69</text:p>
          </table:table-cell>
          <table:table-cell table:style-name="ce56" office:value-type="float" office:value="70.76" calcext:value-type="float">
            <text:p>70.76</text:p>
          </table:table-cell>
          <table:table-cell table:style-name="ce71" office:value-type="float" office:value="2.59" calcext:value-type="float">
            <text:p>2.5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864" calcext:value-type="float">
            <text:p><text:s text:c="3"/>40,864</text:p>
          </table:table-cell>
          <table:table-cell table:style-name="ce35" office:value-type="float" office:value="104574" calcext:value-type="float">
            <text:p><text:s text:c="3"/>104,574</text:p>
          </table:table-cell>
          <table:table-cell table:style-name="ce35" office:value-type="float" office:value="53918" calcext:value-type="float">
            <text:p><text:s text:c="3"/>53,918</text:p>
          </table:table-cell>
          <table:table-cell table:style-name="ce35" office:value-type="float" office:value="50656" calcext:value-type="float">
            <text:p><text:s text:c="3"/>50,656</text:p>
          </table:table-cell>
          <table:table-cell table:style-name="ce56" office:value-type="float" office:value="106.44" calcext:value-type="float">
            <text:p>106.44</text:p>
          </table:table-cell>
          <table:table-cell table:style-name="ce56" office:value-type="float" office:value="824.3" calcext:value-type="float">
            <text:p>824.30</text:p>
          </table:table-cell>
          <table:table-cell table:style-name="ce71" office:value-type="float" office:value="2.56" calcext:value-type="float">
            <text:p>2.5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709" calcext:value-type="float">
            <text:p><text:s text:c="3"/>153,709</text:p>
          </table:table-cell>
          <table:table-cell table:style-name="ce35" office:value-type="float" office:value="369848" calcext:value-type="float">
            <text:p><text:s text:c="3"/>369,848</text:p>
          </table:table-cell>
          <table:table-cell table:style-name="ce35" office:value-type="float" office:value="184826" calcext:value-type="float">
            <text:p><text:s text:c="3"/>184,826</text:p>
          </table:table-cell>
          <table:table-cell table:style-name="ce35" office:value-type="float" office:value="185022" calcext:value-type="float">
            <text:p><text:s text:c="3"/>185,022</text:p>
          </table:table-cell>
          <table:table-cell table:style-name="ce56" office:value-type="float" office:value="99.89" calcext:value-type="float">
            <text:p>99.89</text:p>
          </table:table-cell>
          <table:table-cell table:style-name="ce56" office:value-type="float" office:value="2785.86" calcext:value-type="float">
            <text:p>2,785.86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77" calcext:value-type="float">
            <text:p><text:s text:c="3"/>2,177</text:p>
          </table:table-cell>
          <table:table-cell table:style-name="ce35" office:value-type="float" office:value="166210" calcext:value-type="float">
            <text:p><text:s text:c="3"/>166,210</text:p>
          </table:table-cell>
          <table:table-cell table:style-name="ce35" office:value-type="float" office:value="446567" calcext:value-type="float">
            <text:p><text:s text:c="3"/>446,567</text:p>
          </table:table-cell>
          <table:table-cell table:style-name="ce35" office:value-type="float" office:value="220219" calcext:value-type="float">
            <text:p><text:s text:c="3"/>220,219</text:p>
          </table:table-cell>
          <table:table-cell table:style-name="ce35" office:value-type="float" office:value="226348" calcext:value-type="float">
            <text:p><text:s text:c="3"/>226,348</text:p>
          </table:table-cell>
          <table:table-cell table:style-name="ce56" office:value-type="float" office:value="97.29" calcext:value-type="float">
            <text:p>97.29</text:p>
          </table:table-cell>
          <table:table-cell table:style-name="ce56" office:value-type="float" office:value="4287.62" calcext:value-type="float">
            <text:p>4,287.62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5" calcext:value-type="float">
            <text:p><text:s text:c="3"/>1,395</text:p>
          </table:table-cell>
          <table:table-cell table:style-name="ce35" office:value-type="float" office:value="100041" calcext:value-type="float">
            <text:p><text:s text:c="3"/>100,041</text:p>
          </table:table-cell>
          <table:table-cell table:style-name="ce35" office:value-type="float" office:value="268502" calcext:value-type="float">
            <text:p><text:s text:c="3"/>268,502</text:p>
          </table:table-cell>
          <table:table-cell table:style-name="ce35" office:value-type="float" office:value="130297" calcext:value-type="float">
            <text:p><text:s text:c="3"/>130,297</text:p>
          </table:table-cell>
          <table:table-cell table:style-name="ce35" office:value-type="float" office:value="138205" calcext:value-type="float">
            <text:p><text:s text:c="3"/>138,205</text:p>
          </table:table-cell>
          <table:table-cell table:style-name="ce56" office:value-type="float" office:value="94.28" calcext:value-type="float">
            <text:p>94.28</text:p>
          </table:table-cell>
          <table:table-cell table:style-name="ce56" office:value-type="float" office:value="4473.12" calcext:value-type="float">
            <text:p>4,473.12</text:p>
          </table:table-cell>
          <table:table-cell table:style-name="ce71" office:value-type="float" office:value="2.68" calcext:value-type="float">
            <text:p>2.6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886" calcext:value-type="float">
            <text:p><text:s text:c="3"/>43,886</text:p>
          </table:table-cell>
          <table:table-cell table:style-name="ce34" office:value-type="float" office:value="152440" calcext:value-type="float">
            <text:p><text:s text:c="3"/>152,440</text:p>
          </table:table-cell>
          <table:table-cell table:style-name="ce34" office:value-type="float" office:value="77013" calcext:value-type="float">
            <text:p><text:s text:c="3"/>77,013</text:p>
          </table:table-cell>
          <table:table-cell table:style-name="ce34" office:value-type="float" office:value="75427" calcext:value-type="float">
            <text:p><text:s text:c="3"/>75,427</text:p>
          </table:table-cell>
          <table:table-cell table:style-name="ce55" office:value-type="float" office:value="102.1" calcext:value-type="float">
            <text:p>102.10</text:p>
          </table:table-cell>
          <table:table-cell table:style-name="ce55" office:value-type="float" office:value="844.75" calcext:value-type="float">
            <text:p>844.75</text:p>
          </table:table-cell>
          <table:table-cell table:style-name="ce70" office:value-type="float" office:value="3.47" calcext:value-type="float">
            <text:p>3.4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777" calcext:value-type="float">
            <text:p><text:s text:c="3"/>40,777</text:p>
          </table:table-cell>
          <table:table-cell table:style-name="ce35" office:value-type="float" office:value="139387" calcext:value-type="float">
            <text:p><text:s text:c="3"/>139,387</text:p>
          </table:table-cell>
          <table:table-cell table:style-name="ce35" office:value-type="float" office:value="69545" calcext:value-type="float">
            <text:p><text:s text:c="3"/>69,545</text:p>
          </table:table-cell>
          <table:table-cell table:style-name="ce35" office:value-type="float" office:value="69842" calcext:value-type="float">
            <text:p><text:s text:c="3"/>69,842</text:p>
          </table:table-cell>
          <table:table-cell table:style-name="ce56" office:value-type="float" office:value="99.57" calcext:value-type="float">
            <text:p>99.57</text:p>
          </table:table-cell>
          <table:table-cell table:style-name="ce56" office:value-type="float" office:value="919.1" calcext:value-type="float">
            <text:p>919.10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109" calcext:value-type="float">
            <text:p><text:s text:c="3"/>3,109</text:p>
          </table:table-cell>
          <table:table-cell table:style-name="ce35" office:value-type="float" office:value="13053" calcext:value-type="float">
            <text:p><text:s text:c="3"/>13,053</text:p>
          </table:table-cell>
          <table:table-cell table:style-name="ce35" office:value-type="float" office:value="7468" calcext:value-type="float">
            <text:p><text:s text:c="3"/>7,468</text:p>
          </table:table-cell>
          <table:table-cell table:style-name="ce35" office:value-type="float" office:value="5585" calcext:value-type="float">
            <text:p><text:s text:c="3"/>5,585</text:p>
          </table:table-cell>
          <table:table-cell table:style-name="ce56" office:value-type="float" office:value="133.72" calcext:value-type="float">
            <text:p>133.72</text:p>
          </table:table-cell>
          <table:table-cell table:style-name="ce56" office:value-type="float" office:value="453.23" calcext:value-type="float">
            <text:p>453.23</text:p>
          </table:table-cell>
          <table:table-cell table:style-name="ce71" office:value-type="float" office:value="4.2" calcext:value-type="float">
            <text:p>4.20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8年4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13" meta:object-count="0"/>
    <meta:generator>LibreOffice/5.0.6.2$Linux_X86_64 LibreOffice_project/00$Build-2</meta:generator>
  </office:meta>
</office:document-meta>
</file>